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921" table:style-name="ce1">
            <text:p>1.03921</text:p>
          </table:table-cell>
          <table:table-cell office:value-type="float" office:value="-0.66279999999999994" table:style-name="ce1">
            <text:p>-0.6628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45200000000001" table:style-name="ce1">
            <text:p>1.00452</text:p>
          </table:table-cell>
          <table:table-cell office:value-type="float" office:value="-4.9138999999999999" table:style-name="ce1">
            <text:p>-4.9139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17799999999999" table:style-name="ce1">
            <text:p>1.04178</text:p>
          </table:table-cell>
          <table:table-cell office:value-type="float" office:value="1.1405000000000001" table:style-name="ce1">
            <text:p>1.140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521" table:style-name="ce1">
            <text:p>1.05521</text:p>
          </table:table-cell>
          <table:table-cell office:value-type="float" office:value="-1.5537000000000001" table:style-name="ce1">
            <text:p>-1.5537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84899999999999" table:style-name="ce1">
            <text:p>1.03849</text:p>
          </table:table-cell>
          <table:table-cell office:value-type="float" office:value="-1.6970000000000001" table:style-name="ce1">
            <text:p>-1.697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2.4925000000000002" table:style-name="ce1">
            <text:p>2.4925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4" table:style-name="ce1">
            <text:p>1.054</text:p>
          </table:table-cell>
          <table:table-cell office:value-type="float" office:value="0.72970000000000002" table:style-name="ce1">
            <text:p>0.7297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698" table:style-name="ce1">
            <text:p>1.04698</text:p>
          </table:table-cell>
          <table:table-cell office:value-type="float" office:value="1.9404999999999999" table:style-name="ce1">
            <text:p>1.9405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25899999999999" table:style-name="ce1">
            <text:p>1.05259</text:p>
          </table:table-cell>
          <table:table-cell office:value-type="float" office:value="-0.85340000000000005" table:style-name="ce1">
            <text:p>-0.8534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-0.1439" table:style-name="ce1">
            <text:p>-0.1439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29599999999999" table:style-name="ce1">
            <text:p>1.07296</text:p>
          </table:table-cell>
          <table:table-cell office:value-type="float" office:value="-1.9036999999999999" table:style-name="ce1">
            <text:p>-1.9037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0.88239999999999996" table:style-name="ce1">
            <text:p>0.8824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69500000000001" table:style-name="ce1">
            <text:p>1.05695</text:p>
          </table:table-cell>
          <table:table-cell office:value-type="float" office:value="-1.1903999999999999" table:style-name="ce1">
            <text:p>-1.1904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287" table:style-name="ce1">
            <text:p>1.04287</text:p>
          </table:table-cell>
          <table:table-cell office:value-type="float" office:value="1.2595000000000001" table:style-name="ce1">
            <text:p>1.2595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1299999999999" table:style-name="ce1">
            <text:p>1.04313</text:p>
          </table:table-cell>
          <table:table-cell office:value-type="float" office:value="1.2078" table:style-name="ce1">
            <text:p>1.2078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609" table:style-name="ce1">
            <text:p>1.05609</text:p>
          </table:table-cell>
          <table:table-cell office:value-type="float" office:value="-1.4034" table:style-name="ce1">
            <text:p>-1.4034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59499999999999" table:style-name="ce1">
            <text:p>1.03595</text:p>
          </table:table-cell>
          <table:table-cell office:value-type="float" office:value="-1.2261" table:style-name="ce1">
            <text:p>-1.226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66600000000001" table:style-name="ce1">
            <text:p>1.00666</text:p>
          </table:table-cell>
          <table:table-cell office:value-type="float" office:value="-2.7324999999999999" table:style-name="ce1">
            <text:p>-2.7325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04299999999999" table:style-name="ce1">
            <text:p>1.00043</text:p>
          </table:table-cell>
          <table:table-cell office:value-type="float" office:value="-4.6810999999999998" table:style-name="ce1">
            <text:p>-4.681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8400000000001" table:style-name="ce1">
            <text:p>1.05184</text:p>
          </table:table-cell>
          <table:table-cell office:value-type="float" office:value="-1.6948000000000001" table:style-name="ce1">
            <text:p>-1.6948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11999999999999" table:style-name="ce1">
            <text:p>1.0412</text:p>
          </table:table-cell>
          <table:table-cell office:value-type="float" office:value="0.33139999999999997" table:style-name="ce1">
            <text:p>0.3314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482" table:style-name="ce1">
            <text:p>1.00482</text:p>
          </table:table-cell>
          <table:table-cell office:value-type="float" office:value="-4.5625999999999998" table:style-name="ce1">
            <text:p>-4.5626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61" table:style-name="ce1">
            <text:p>1.04461</text:p>
          </table:table-cell>
          <table:table-cell office:value-type="float" office:value="1.2867999999999999" table:style-name="ce1">
            <text:p>1.2868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42" table:style-name="ce1">
            <text:p>1.04342</text:p>
          </table:table-cell>
          <table:table-cell office:value-type="float" office:value="0.85460000000000003" table:style-name="ce1">
            <text:p>0.8546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74129999999999996" table:style-name="ce1">
            <text:p>0.7413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681" table:style-name="ce1">
            <text:p>1.04681</text:p>
          </table:table-cell>
          <table:table-cell office:value-type="float" office:value="-1.992" table:style-name="ce1">
            <text:p>-1.992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1100000000001" table:style-name="ce1">
            <text:p>1.04411</text:p>
          </table:table-cell>
          <table:table-cell office:value-type="float" office:value="-1.3708" table:style-name="ce1">
            <text:p>-1.3708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78499999999999" table:style-name="ce1">
            <text:p>1.03785</text:p>
          </table:table-cell>
          <table:table-cell office:value-type="float" office:value="-1.7403" table:style-name="ce1">
            <text:p>-1.7403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362" table:style-name="ce1">
            <text:p>1.06362</text:p>
          </table:table-cell>
          <table:table-cell office:value-type="float" office:value="-1.1253" table:style-name="ce1">
            <text:p>-1.1253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488" table:style-name="ce1">
            <text:p>1.05488</text:p>
          </table:table-cell>
          <table:table-cell office:value-type="float" office:value="-1.6111" table:style-name="ce1">
            <text:p>-1.6111</text:p>
          </table:table-cell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.4785381786613487" table:style-name="ce1">
            <text:p>2.478538179</text:p>
          </table:table-cell>
          <table:table-cell office:value-type="float" office:value="-8.4683731637118065" table:style-name="ce1">
            <text:p>-8.468373164</text:p>
          </table:table-cell>
          <table:table-cell office:value-type="float" office:value="0" table:style-name="ce1">
            <text:p>0</text:p>
          </table:table-cell>
          <table:table-cell office:value-type="float" office:value="2.1059999999999999E-2" table:style-name="ce1">
            <text:p>0.0210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3.5677849445076135" table:style-name="ce1">
            <text:p>3.567784945</text:p>
          </table:table-cell>
          <table:table-cell office:value-type="float" office:value="-12.189935926825029" table:style-name="ce1">
            <text:p>-12.18993593</text:p>
          </table:table-cell>
          <table:table-cell office:value-type="float" office:value="0" table:style-name="ce1">
            <text:p>0</text:p>
          </table:table-cell>
          <table:table-cell office:value-type="float" office:value="1.4619999999999999E-2" table:style-name="ce1">
            <text:p>0.0146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3.9025943666752085" table:style-name="ce1">
            <text:p>3.902594367</text:p>
          </table:table-cell>
          <table:table-cell office:value-type="float" office:value="-13.659100463490056" table:style-name="ce1">
            <text:p>-13.65910046</text:p>
          </table:table-cell>
          <table:table-cell office:value-type="float" office:value="0" table:style-name="ce1">
            <text:p>0</text:p>
          </table:table-cell>
          <table:table-cell office:value-type="float" office:value="1.298E-2" table:style-name="ce1">
            <text:p>0.0129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4.4503302534422753" table:style-name="ce1">
            <text:p>4.450330253</text:p>
          </table:table-cell>
          <table:table-cell office:value-type="float" office:value="-15.576142765964821" table:style-name="ce1">
            <text:p>-15.57614277</text:p>
          </table:table-cell>
          <table:table-cell office:value-type="float" office:value="0" table:style-name="ce1">
            <text:p>0</text:p>
          </table:table-cell>
          <table:table-cell office:value-type="float" office:value="1.1259999999999999E-2" table:style-name="ce1">
            <text:p>0.0112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.4383436061637309" table:style-name="ce1">
            <text:p>2.438343606</text:p>
          </table:table-cell>
          <table:table-cell office:value-type="float" office:value="-8.4009964946158018" table:style-name="ce1">
            <text:p>-8.400996495</text:p>
          </table:table-cell>
          <table:table-cell office:value-type="float" office:value="0" table:style-name="ce1">
            <text:p>0</text:p>
          </table:table-cell>
          <table:table-cell office:value-type="float" office:value="2.1239999999999998E-2" table:style-name="ce1">
            <text:p>0.021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7.8969575232041116" table:style-name="ce1">
            <text:p>7.896957523</text:p>
          </table:table-cell>
          <table:table-cell office:value-type="float" office:value="-17.456422759487147" table:style-name="ce1">
            <text:p>-17.45642276</text:p>
          </table:table-cell>
          <table:table-cell office:value-type="float" office:value="0" table:style-name="ce1">
            <text:p>0</text:p>
          </table:table-cell>
          <table:table-cell office:value-type="float" office:value="8.9800000000000001E-3" table:style-name="ce1">
            <text:p>0.00898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6.1870697665105778" table:style-name="ce1">
            <text:p>6.187069767</text:p>
          </table:table-cell>
          <table:table-cell office:value-type="float" office:value="-21.654642742110106" table:style-name="ce1">
            <text:p>-21.65464274</text:p>
          </table:table-cell>
          <table:table-cell office:value-type="float" office:value="0" table:style-name="ce1">
            <text:p>0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6.2061633951687938" table:style-name="ce1">
            <text:p>6.206163395</text:p>
          </table:table-cell>
          <table:table-cell office:value-type="float" office:value="-44.994715560587146" table:style-name="ce1">
            <text:p>-44.99471556</text:p>
          </table:table-cell>
          <table:table-cell office:value-type="float" office:value="0" table:style-name="ce1">
            <text:p>0</text:p>
          </table:table-cell>
          <table:table-cell office:value-type="float" office:value="7.92E-3" table:style-name="ce1">
            <text:p>0.0079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23.621573810158818" table:style-name="ce1">
            <text:p>23.62157381</text:p>
          </table:table-cell>
          <table:table-cell office:value-type="float" office:value="-80.082867670744406" table:style-name="ce1">
            <text:p>-80.08286767</text:p>
          </table:table-cell>
          <table:table-cell office:value-type="float" office:value="0" table:style-name="ce1">
            <text:p>0</text:p>
          </table:table-cell>
          <table:table-cell office:value-type="float" office:value="2.2200000000000002E-3" table:style-name="ce1">
            <text:p>0.002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22.417470414684981" table:style-name="ce1">
            <text:p>22.41747041</text:p>
          </table:table-cell>
          <table:table-cell office:value-type="float" office:value="-78.187877233653936" table:style-name="ce1">
            <text:p>-78.18787723</text:p>
          </table:table-cell>
          <table:table-cell office:value-type="float" office:value="0" table:style-name="ce1">
            <text:p>0</text:p>
          </table:table-cell>
          <table:table-cell office:value-type="float" office:value="2.2399999999999998E-3" table:style-name="ce1">
            <text:p>0.002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2.9640678940014604" table:style-name="ce1">
            <text:p>2.964067894</text:p>
          </table:table-cell>
          <table:table-cell office:value-type="float" office:value="-6.5521446376560881" table:style-name="ce1">
            <text:p>-6.552144638</text:p>
          </table:table-cell>
          <table:table-cell office:value-type="float" office:value="0" table:style-name="ce1">
            <text:p>0</text:p>
          </table:table-cell>
          <table:table-cell office:value-type="float" office:value="2.402E-2" table:style-name="ce1">
            <text:p>0.02402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16.575270948700311" table:style-name="ce1">
            <text:p>16.57527095</text:p>
          </table:table-cell>
          <table:table-cell office:value-type="float" office:value="-56.632312118096067" table:style-name="ce1">
            <text:p>-56.63231212</text:p>
          </table:table-cell>
          <table:table-cell office:value-type="float" office:value="0" table:style-name="ce1">
            <text:p>0</text:p>
          </table:table-cell>
          <table:table-cell office:value-type="float" office:value="3.14E-3" table:style-name="ce1">
            <text:p>0.0031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0.718418047237046" table:style-name="ce1">
            <text:p>10.71841805</text:p>
          </table:table-cell>
          <table:table-cell office:value-type="float" office:value="-37.514432720986704" table:style-name="ce1">
            <text:p>-37.51443272</text:p>
          </table:table-cell>
          <table:table-cell office:value-type="float" office:value="0" table:style-name="ce1">
            <text:p>0</text:p>
          </table:table-cell>
          <table:table-cell office:value-type="float" office:value="4.6800000000000001E-3" table:style-name="ce1">
            <text:p>0.0046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8.4049993923483672" table:style-name="ce1">
            <text:p>8.404999392</text:p>
          </table:table-cell>
          <table:table-cell office:value-type="float" office:value="-43.075515947860495" table:style-name="ce1">
            <text:p>-43.07551595</text:p>
          </table:table-cell>
          <table:table-cell office:value-type="float" office:value="0" table:style-name="ce1">
            <text:p>0</text:p>
          </table:table-cell>
          <table:table-cell office:value-type="float" office:value="7.1040000000000006E-2" table:style-name="ce1">
            <text:p>0.07104</text:p>
          </table:table-cell>
          <table:table-cell office:value-type="float" office:value="3.11" table:style-name="ce1">
            <text:p>3.1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.231694525653328" table:style-name="ce1">
            <text:p>2.231694526</text:p>
          </table:table-cell>
          <table:table-cell office:value-type="float" office:value="-7.5505664784604276" table:style-name="ce1">
            <text:p>-7.550566478</text:p>
          </table:table-cell>
          <table:table-cell office:value-type="float" office:value="0" table:style-name="ce1">
            <text:p>0</text:p>
          </table:table-cell>
          <table:table-cell office:value-type="float" office:value="2.3800000000000002E-2" table:style-name="ce1">
            <text:p>0.023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7.7894275732971119" table:style-name="ce1">
            <text:p>7.789427573</text:p>
          </table:table-cell>
          <table:table-cell office:value-type="float" office:value="-26.354381002037879" table:style-name="ce1">
            <text:p>-26.354381</text:p>
          </table:table-cell>
          <table:table-cell office:value-type="float" office:value="0" table:style-name="ce1">
            <text:p>0</text:p>
          </table:table-cell>
          <table:table-cell office:value-type="float" office:value="6.8199999999999997E-3" table:style-name="ce1">
            <text:p>0.0068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3.4125805635607689" table:style-name="ce1">
            <text:p>3.412580564</text:p>
          </table:table-cell>
          <table:table-cell office:value-type="float" office:value="-11.9440396877522" table:style-name="ce1">
            <text:p>-11.94403969</text:p>
          </table:table-cell>
          <table:table-cell office:value-type="float" office:value="0" table:style-name="ce1">
            <text:p>0</text:p>
          </table:table-cell>
          <table:table-cell office:value-type="float" office:value="1.4619999999999999E-2" table:style-name="ce1">
            <text:p>0.0146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8.009499266129632" table:style-name="ce1">
            <text:p>8.009499266</text:p>
          </table:table-cell>
          <table:table-cell office:value-type="float" office:value="-83.298792367748163" table:style-name="ce1">
            <text:p>-83.29879237</text:p>
          </table:table-cell>
          <table:table-cell office:value-type="float" office:value="0" table:style-name="ce1">
            <text:p>0</text:p>
          </table:table-cell>
          <table:table-cell office:value-type="float" office:value="0.6754" table:style-name="ce1">
            <text:p>0.6754</text:p>
          </table:table-cell>
          <table:table-cell office:value-type="float" office:value="13.3" table:style-name="ce1">
            <text:p>13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3.8250830431493053" table:style-name="ce1">
            <text:p>3.825083043</text:p>
          </table:table-cell>
          <table:table-cell office:value-type="float" office:value="-13.069026004480918" table:style-name="ce1">
            <text:p>-13.069026</text:p>
          </table:table-cell>
          <table:table-cell office:value-type="float" office:value="0" table:style-name="ce1">
            <text:p>0</text:p>
          </table:table-cell>
          <table:table-cell office:value-type="float" office:value="1.3639999999999999E-2" table:style-name="ce1">
            <text:p>0.0136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5.6829790621395899" table:style-name="ce1">
            <text:p>5.682979062</text:p>
          </table:table-cell>
          <table:table-cell office:value-type="float" office:value="-19.41683489623372" table:style-name="ce1">
            <text:p>-19.4168349</text:p>
          </table:table-cell>
          <table:table-cell office:value-type="float" office:value="0" table:style-name="ce1">
            <text:p>0</text:p>
          </table:table-cell>
          <table:table-cell office:value-type="float" office:value="9.2200000000000008E-3" table:style-name="ce1">
            <text:p>0.009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3.46910868340923" table:style-name="ce1">
            <text:p>13.46910868</text:p>
          </table:table-cell>
          <table:table-cell office:value-type="float" office:value="-47.141916448589924" table:style-name="ce1">
            <text:p>-47.14191645</text:p>
          </table:table-cell>
          <table:table-cell office:value-type="float" office:value="0" table:style-name="ce1">
            <text:p>0</text:p>
          </table:table-cell>
          <table:table-cell office:value-type="float" office:value="3.7200000000000002E-3" table:style-name="ce1">
            <text:p>0.0037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5.8314903393022144" table:style-name="ce1">
            <text:p>5.831490339</text:p>
          </table:table-cell>
          <table:table-cell office:value-type="float" office:value="-20.410126071652581" table:style-name="ce1">
            <text:p>-20.41012607</text:p>
          </table:table-cell>
          <table:table-cell office:value-type="float" office:value="0" table:style-name="ce1">
            <text:p>0</text:p>
          </table:table-cell>
          <table:table-cell office:value-type="float" office:value="8.6E-3" table:style-name="ce1">
            <text:p>0.008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.231694525653328" table:style-name="ce1">
            <text:p>2.231694526</text:p>
          </table:table-cell>
          <table:table-cell office:value-type="float" office:value="-7.5505664784604276" table:style-name="ce1">
            <text:p>-7.550566478</text:p>
          </table:table-cell>
          <table:table-cell office:value-type="float" office:value="0" table:style-name="ce1">
            <text:p>0</text:p>
          </table:table-cell>
          <table:table-cell office:value-type="float" office:value="2.3800000000000002E-2" table:style-name="ce1">
            <text:p>0.023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5.9585731290420014" table:style-name="ce1">
            <text:p>5.958573129</text:p>
          </table:table-cell>
          <table:table-cell office:value-type="float" office:value="-19.975846566369611" table:style-name="ce1">
            <text:p>-19.97584657</text:p>
          </table:table-cell>
          <table:table-cell office:value-type="float" office:value="0" table:style-name="ce1">
            <text:p>0</text:p>
          </table:table-cell>
          <table:table-cell office:value-type="float" office:value="8.9200000000000008E-3" table:style-name="ce1">
            <text:p>0.0089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6.1870697665105778" table:style-name="ce1">
            <text:p>6.187069767</text:p>
          </table:table-cell>
          <table:table-cell office:value-type="float" office:value="-21.654642742110106" table:style-name="ce1">
            <text:p>-21.65464274</text:p>
          </table:table-cell>
          <table:table-cell office:value-type="float" office:value="0" table:style-name="ce1">
            <text:p>0</text:p>
          </table:table-cell>
          <table:table-cell office:value-type="float" office:value="8.0599999999999995E-3" table:style-name="ce1">
            <text:p>0.0080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7.1690664446751926" table:style-name="ce1">
            <text:p>7.169066445</text:p>
          </table:table-cell>
          <table:table-cell office:value-type="float" office:value="-24.255364927486585" table:style-name="ce1">
            <text:p>-24.25536493</text:p>
          </table:table-cell>
          <table:table-cell office:value-type="float" office:value="0" table:style-name="ce1">
            <text:p>0</text:p>
          </table:table-cell>
          <table:table-cell office:value-type="float" office:value="7.4200000000000004E-3" table:style-name="ce1">
            <text:p>0.0074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7.5346778839164186" table:style-name="ce1">
            <text:p>7.534677884</text:p>
          </table:table-cell>
          <table:table-cell office:value-type="float" office:value="-26.371485427699639" table:style-name="ce1">
            <text:p>-26.37148543</text:p>
          </table:table-cell>
          <table:table-cell office:value-type="float" office:value="0" table:style-name="ce1">
            <text:p>0</text:p>
          </table:table-cell>
          <table:table-cell office:value-type="float" office:value="6.6400000000000001E-3" table:style-name="ce1">
            <text:p>0.0066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.692462014939867" table:style-name="ce1">
            <text:p>3.692462015</text:p>
          </table:table-cell>
          <table:table-cell office:value-type="float" office:value="-8.1622396794364143" table:style-name="ce1">
            <text:p>-8.162239679</text:p>
          </table:table-cell>
          <table:table-cell office:value-type="float" office:value="0" table:style-name="ce1">
            <text:p>0</text:p>
          </table:table-cell>
          <table:table-cell office:value-type="float" office:value="1.9220000000000001E-2" table:style-name="ce1">
            <text:p>0.01922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.5728028245089583" table:style-name="ce1">
            <text:p>3.572802825</text:p>
          </table:table-cell>
          <table:table-cell office:value-type="float" office:value="-12.504792972304623" table:style-name="ce1">
            <text:p>-12.50479297</text:p>
          </table:table-cell>
          <table:table-cell office:value-type="float" office:value="0" table:style-name="ce1">
            <text:p>0</text:p>
          </table:table-cell>
          <table:table-cell office:value-type="float" office:value="1.4019999999999999E-2" table:style-name="ce1">
            <text:p>0.0140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40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Dimens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4158000000000003" table:style-name="ce1">
            <text:p>0.44158</text:p>
          </table:table-cell>
          <table:table-cell office:value-type="float" office:value="5.8019999999999995E-2" table:style-name="ce1">
            <text:p>0.05802</text:p>
          </table:table-cell>
          <table:table-cell office:value-type="float" office:value="0.25" table:style-name="ce1">
            <text:p>0.25</text:p>
          </table:table-cell>
          <table:table-cell office:value-type="float" office:value="-0.04" table:style-name="ce1">
            <text:p>-0.04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5340000000000003" table:style-name="ce1">
            <text:p>0.4534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0.25" table:style-name="ce1">
            <text:p>0.25</text:p>
          </table:table-cell>
          <table:table-cell office:value-type="float" office:value="-0.04" table:style-name="ce1">
            <text:p>-0.04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65" table:style-name="ce1">
            <text:p>0.65</text:p>
          </table:table-cell>
          <table:table-cell office:value-type="float" office:value="9.2360000000000012E-2" table:style-name="ce1">
            <text:p>0.0923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54" table:style-name="ce1">
            <text:p>1.05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30549999999999999" table:style-name="ce1">
            <text:p>0.3055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-0.12" table:style-name="ce1">
            <text:p>-0.12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128" table:style-name="ce1">
            <text:p>0.12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0.13" table:style-name="ce1">
            <text:p>0.13</text:p>
          </table:table-cell>
          <table:table-cell office:value-type="float" office:value="-0.12" table:style-name="ce1">
            <text:p>-0.12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128" table:style-name="ce1">
            <text:p>0.12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32" table:style-name="ce1">
            <text:p>1.32</text:p>
          </table:table-cell>
          <table:table-cell office:value-type="float" office:value="9.3969999999999998E-2" table:style-name="ce1">
            <text:p>0.09397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51100000000000001" table:style-name="ce1">
            <text:p>0.511</text:p>
          </table:table-cell>
          <table:table-cell office:value-type="float" office:value="0.75438999999999989" table:style-name="ce1">
            <text:p>0.7543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25630999999999998" table:style-name="ce1">
            <text:p>0.25631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37043999999999999" table:style-name="ce1">
            <text:p>0.37044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0.21" table:style-name="ce1">
            <text:p>0.21</text:p>
          </table:table-cell>
          <table:table-cell office:value-type="float" office:value="-0.126" table:style-name="ce1">
            <text:p>-0.126</text:p>
          </table:table-cell>
          <table:table-cell office:value-type="float" office:value="1.04461" table:style-name="ce1">
            <text:p>1.04461</text:p>
          </table:table-cell>
          <table:table-cell office:value-type="float" office:value="0.4" table:style-name="ce1">
            <text:p>0.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37201999999999996" table:style-name="ce1">
            <text:p>0.37202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0.21" table:style-name="ce1">
            <text:p>0.21</text:p>
          </table:table-cell>
          <table:table-cell office:value-type="float" office:value="-0.126" table:style-name="ce1">
            <text:p>-0.126</text:p>
          </table:table-cell>
          <table:table-cell office:value-type="float" office:value="1.04461" table:style-name="ce1">
            <text:p>1.04461</text:p>
          </table:table-cell>
          <table:table-cell office:value-type="float" office:value="0.4" table:style-name="ce1">
            <text:p>0.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4" table:style-name="ce1">
            <text:p>0.4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38286999999999999" table:style-name="ce1">
            <text:p>0.38287</text:p>
          </table:table-cell>
          <table:table-cell office:value-type="float" office:value="3.1419999999999997E-2" table:style-name="ce1">
            <text:p>0.03142</text:p>
          </table:table-cell>
          <table:table-cell office:value-type="float" office:value="0.2" table:style-name="ce1">
            <text:p>0.2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4" table:style-name="ce1">
            <text:p>0.4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FL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ercent</text:p>
          </table:table-cell>
          <table:table-cell office:value-type="string" table:style-name="ce1">
            <text:p>cost</text:p>
          </table:table-cell>
          <table:table-cell table:number-columns-repeated="5" table:style-name="ce2"/>
          <table:table-cell table:number-columns-repeated="16376"/>
        </table:table-row>
        <table:table-row table:number-rows-repeated="15" table:style-name="ro1">
          <table:table-cell table:number-columns-repeated="3" table:style-name="ce1"/>
          <table:table-cell table:number-columns-repeated="5" table:style-name="ce3"/>
          <table:table-cell table:number-columns-repeated="16376"/>
        </table:table-row>
        <table:table-row table:number-rows-repeated="16" table:style-name="ro1">
          <table:table-cell table:number-columns-repeated="3"/>
          <table:table-cell table:number-columns-repeated="5" table:style-name="ce3"/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12560065573007781" table:style-name="ce1">
            <text:p>0.125600656</text:p>
          </table:table-cell>
          <table:table-cell office:value-type="float" office:value="-3.7257451427221069" table:style-name="ce1">
            <text:p>-3.725745143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0.33559982498102015" table:style-name="ce1">
            <text:p>0.335599825</text:p>
          </table:table-cell>
          <table:table-cell office:value-type="float" office:value="-14.28176806210581" table:style-name="ce1">
            <text:p>-14.28176806</text:p>
          </table:table-cell>
          <table:table-cell office:value-type="float" office:value="0" table:style-name="ce1">
            <text:p>0</text:p>
          </table:table-cell>
          <table:table-cell office:value-type="float" office:value="0.99191304300000005" table:style-name="ce1">
            <text:p>0.9919130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0.33650794250290333" table:style-name="ce1">
            <text:p>0.336507943</text:p>
          </table:table-cell>
          <table:table-cell office:value-type="float" office:value="-14.281745732655713" table:style-name="ce1">
            <text:p>-14.28174573</text:p>
          </table:table-cell>
          <table:table-cell office:value-type="float" office:value="0" table:style-name="ce1">
            <text:p>0</text:p>
          </table:table-cell>
          <table:table-cell office:value-type="float" office:value="0.99191304300000005" table:style-name="ce1">
            <text:p>0.9919130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41041533675880781" table:style-name="ce1">
            <text:p>0.410415337</text:p>
          </table:table-cell>
          <table:table-cell office:value-type="float" office:value="-24.05424778228781" table:style-name="ce1">
            <text:p>-24.05424778</text:p>
          </table:table-cell>
          <table:table-cell office:value-type="float" office:value="0" table:style-name="ce1">
            <text:p>0</text:p>
          </table:table-cell>
          <table:table-cell office:value-type="float" office:value="0.95652173900000004" table:style-name="ce1">
            <text:p>0.956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38498456467537306" table:style-name="ce1">
            <text:p>0.384984565</text:p>
          </table:table-cell>
          <table:table-cell office:value-type="float" office:value="-23.489433967962736" table:style-name="ce1">
            <text:p>-23.48943397</text:p>
          </table:table-cell>
          <table:table-cell office:value-type="float" office:value="0" table:style-name="ce1">
            <text:p>0</text:p>
          </table:table-cell>
          <table:table-cell office:value-type="float" office:value="0.95652173900000004" table:style-name="ce1">
            <text:p>0.956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0.3616444017120623" table:style-name="ce1">
            <text:p>0.361644402</text:p>
          </table:table-cell>
          <table:table-cell office:value-type="float" office:value="-31.493993584360279" table:style-name="ce1">
            <text:p>-31.49399358</text:p>
          </table:table-cell>
          <table:table-cell office:value-type="float" office:value="0" table:style-name="ce1">
            <text:p>0</text:p>
          </table:table-cell>
          <table:table-cell office:value-type="float" office:value="0.94761904799999996" table:style-name="ce1">
            <text:p>0.94761904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0.31721880196101532" table:style-name="ce1">
            <text:p>0.317218802</text:p>
          </table:table-cell>
          <table:table-cell office:value-type="float" office:value="-24.547888362798922" table:style-name="ce1">
            <text:p>-24.54788836</text:p>
          </table:table-cell>
          <table:table-cell office:value-type="float" office:value="0" table:style-name="ce1">
            <text:p>0</text:p>
          </table:table-cell>
          <table:table-cell office:value-type="float" office:value="0.97852173899999995" table:style-name="ce1">
            <text:p>0.978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0.32579409235389672" table:style-name="ce1">
            <text:p>0.325794092</text:p>
          </table:table-cell>
          <table:table-cell office:value-type="float" office:value="-24.507635773987261" table:style-name="ce1">
            <text:p>-24.50763577</text:p>
          </table:table-cell>
          <table:table-cell office:value-type="float" office:value="0" table:style-name="ce1">
            <text:p>0</text:p>
          </table:table-cell>
          <table:table-cell office:value-type="float" office:value="0.97852173899999995" table:style-name="ce1">
            <text:p>0.978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0.1102914782827778" table:style-name="ce1">
            <text:p>0.110291478</text:p>
          </table:table-cell>
          <table:table-cell office:value-type="float" office:value="-1.7984239316520509" table:style-name="ce1">
            <text:p>-1.798423932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0.10456283401089878" table:style-name="ce1">
            <text:p>0.104562834</text:p>
          </table:table-cell>
          <table:table-cell office:value-type="float" office:value="-1.7512662664025096" table:style-name="ce1">
            <text:p>-1.751266266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0.15147665357627896" table:style-name="ce1">
            <text:p>0.151476654</text:p>
          </table:table-cell>
          <table:table-cell office:value-type="float" office:value="-1.8950954620936098" table:style-name="ce1">
            <text:p>-1.895095462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9.0802676507638888E-2" table:style-name="ce1">
            <text:p>0.090802677</text:p>
          </table:table-cell>
          <table:table-cell office:value-type="float" office:value="-1.8781471764247348" table:style-name="ce1">
            <text:p>-1.878147176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2" table:style-name="ce1">
            <text:p>0.2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562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.9E-2" table:style-name="ce1">
            <text:p>0.019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.9E-2" table:style-name="ce1">
            <text:p>0.019</text:p>
          </table:table-cell>
          <table:table-cell office:value-type="float" office:value="1E-3" table:style-name="ce1">
            <text:p>0.00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17800000000000002" table:style-name="ce1">
            <text:p>0.178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0.17800000000000002" table:style-name="ce1">
            <text:p>0.178</text:p>
          </table:table-cell>
          <table:table-cell office:value-type="float" office:value="0.17699999999999999" table:style-name="ce1">
            <text:p>0.177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0.19" table:style-name="ce1">
            <text:p>0.19</text:p>
          </table:table-cell>
          <table:table-cell office:value-type="float" office:value="0.24399999999999999" table:style-name="ce1">
            <text:p>0.244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5600000000000001" table:style-name="ce1">
            <text:p>0.256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27300000000000002" table:style-name="ce1">
            <text:p>0.273</text:p>
          </table:table-cell>
          <table:table-cell office:value-type="float" office:value="0.26899999999999996" table:style-name="ce1">
            <text:p>0.269</text:p>
          </table:table-cell>
          <table:table-cell office:value-type="float" office:value="0.27399999999999997" table:style-name="ce1">
            <text:p>0.274</text:p>
          </table:table-cell>
          <table:table-cell office:value-type="float" office:value="0.24600000000000002" table:style-name="ce1">
            <text:p>0.246</text:p>
          </table:table-cell>
          <table:table-cell office:value-type="float" office:value="0.253" table:style-name="ce1">
            <text:p>0.253</text:p>
          </table:table-cell>
          <table:table-cell office:value-type="float" office:value="0.248" table:style-name="ce1">
            <text:p>0.248</text:p>
          </table:table-cell>
          <table:table-cell office:value-type="float" office:value="0.254" table:style-name="ce1">
            <text:p>0.254</text:p>
          </table:table-cell>
          <table:table-cell office:value-type="float" office:value="0.253" table:style-name="ce1">
            <text:p>0.253</text:p>
          </table:table-cell>
          <table:table-cell office:value-type="float" office:value="0.26" table:style-name="ce1">
            <text:p>0.26</text:p>
          </table:table-cell>
          <table:table-cell office:value-type="float" office:value="0.26" table:style-name="ce1">
            <text:p>0.26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4299999999999999" table:style-name="ce1">
            <text:p>0.243</text:p>
          </table:table-cell>
          <table:table-cell office:value-type="float" office:value="0.222" table:style-name="ce1">
            <text:p>0.222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0.128" table:style-name="ce1">
            <text:p>0.128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22" table:style-name="ce1">
            <text:p>0.122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7300000000000001" table:style-name="ce1">
            <text:p>0.173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217" table:style-name="ce1">
            <text:p>0.217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0.214" table:style-name="ce1">
            <text:p>0.214</text:p>
          </table:table-cell>
          <table:table-cell office:value-type="float" office:value="0.20300000000000001" table:style-name="ce1">
            <text:p>0.203</text:p>
          </table:table-cell>
          <table:table-cell office:value-type="float" office:value="0.21600000000000003" table:style-name="ce1">
            <text:p>0.216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0.184" table:style-name="ce1">
            <text:p>0.184</text:p>
          </table:table-cell>
          <table:table-cell office:value-type="float" office:value="0.187" table:style-name="ce1">
            <text:p>0.187</text:p>
          </table:table-cell>
          <table:table-cell office:value-type="float" office:value="0.185" table:style-name="ce1">
            <text:p>0.185</text:p>
          </table:table-cell>
          <table:table-cell office:value-type="float" office:value="0.18600000000000003" table:style-name="ce1">
            <text:p>0.186</text:p>
          </table:table-cell>
          <table:table-cell office:value-type="float" office:value="0.193" table:style-name="ce1">
            <text:p>0.193</text:p>
          </table:table-cell>
          <table:table-cell office:value-type="float" office:value="0.188" table:style-name="ce1">
            <text:p>0.188</text:p>
          </table:table-cell>
          <table:table-cell office:value-type="float" office:value="0.18899999999999997" table:style-name="ce1">
            <text:p>0.189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59" table:style-name="ce1">
            <text:p>0.159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121" table:style-name="ce1">
            <text:p>0.121</text:p>
          </table:table-cell>
          <table:table-cell office:value-type="float" office:value="0.11" table:style-name="ce1">
            <text:p>0.11</text:p>
          </table:table-cell>
          <table:table-cell office:value-type="float" office:value="0.10800000000000001" table:style-name="ce1">
            <text:p>0.108</text:p>
          </table:table-cell>
          <table:table-cell office:value-type="float" office:value="0.105" table:style-name="ce1">
            <text:p>0.105</text:p>
          </table:table-cell>
          <table:table-cell office:value-type="float" office:value="0.109" table:style-name="ce1">
            <text:p>0.109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17300000000000001" table:style-name="ce1">
            <text:p>0.173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54" table:style-name="ce1">
            <text:p>0.154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7" table:style-name="ce1">
            <text:p>0.17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6899999999999998" table:style-name="ce1">
            <text:p>0.169</text:p>
          </table:table-cell>
          <table:table-cell office:value-type="float" office:value="0.15" table:style-name="ce1">
            <text:p>0.15</text:p>
          </table:table-cell>
          <table:table-cell office:value-type="float" office:value="0.153" table:style-name="ce1">
            <text:p>0.153</text:p>
          </table:table-cell>
          <table:table-cell office:value-type="float" office:value="0.151" table:style-name="ce1">
            <text:p>0.151</text:p>
          </table:table-cell>
          <table:table-cell office:value-type="float" office:value="0.151" table:style-name="ce1">
            <text:p>0.151</text:p>
          </table:table-cell>
          <table:table-cell office:value-type="float" office:value="0.158" table:style-name="ce1">
            <text:p>0.158</text:p>
          </table:table-cell>
          <table:table-cell office:value-type="float" office:value="0.154" table:style-name="ce1">
            <text:p>0.154</text:p>
          </table:table-cell>
          <table:table-cell office:value-type="float" office:value="0.154" table:style-name="ce1">
            <text:p>0.154</text:p>
          </table:table-cell>
          <table:table-cell office:value-type="float" office:value="0.13699999999999998" table:style-name="ce1">
            <text:p>0.137</text:p>
          </table:table-cell>
          <table:table-cell office:value-type="float" office:value="0.14000000000000001" table:style-name="ce1">
            <text:p>0.14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.20899999999999999" table:style-name="ce1">
            <text:p>0.209</text:p>
          </table:table-cell>
          <table:table-cell office:value-type="float" office:value="0.193" table:style-name="ce1">
            <text:p>0.193</text:p>
          </table:table-cell>
          <table:table-cell office:value-type="float" office:value="0.19" table:style-name="ce1">
            <text:p>0.19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.184" table:style-name="ce1">
            <text:p>0.184</text:p>
          </table:table-cell>
          <table:table-cell office:value-type="float" office:value="0.21" table:style-name="ce1">
            <text:p>0.21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499999999999998" table:style-name="ce1">
            <text:p>0.295</text:p>
          </table:table-cell>
          <table:table-cell office:value-type="float" office:value="0.32899999999999996" table:style-name="ce1">
            <text:p>0.329</text:p>
          </table:table-cell>
          <table:table-cell office:value-type="float" office:value="0.34" table:style-name="ce1">
            <text:p>0.34</text:p>
          </table:table-cell>
          <table:table-cell office:value-type="float" office:value="0.33799999999999997" table:style-name="ce1">
            <text:p>0.338</text:p>
          </table:table-cell>
          <table:table-cell office:value-type="float" office:value="0.35" table:style-name="ce1">
            <text:p>0.35</text:p>
          </table:table-cell>
          <table:table-cell office:value-type="float" office:value="0.32" table:style-name="ce1">
            <text:p>0.32</text:p>
          </table:table-cell>
          <table:table-cell office:value-type="float" office:value="0.32700000000000001" table:style-name="ce1">
            <text:p>0.327</text:p>
          </table:table-cell>
          <table:table-cell office:value-type="float" office:value="0.313" table:style-name="ce1">
            <text:p>0.313</text:p>
          </table:table-cell>
          <table:table-cell office:value-type="float" office:value="0.33299999999999996" table:style-name="ce1">
            <text:p>0.333</text:p>
          </table:table-cell>
          <table:table-cell office:value-type="float" office:value="0.30299999999999999" table:style-name="ce1">
            <text:p>0.303</text:p>
          </table:table-cell>
          <table:table-cell office:value-type="float" office:value="0.307" table:style-name="ce1">
            <text:p>0.307</text:p>
          </table:table-cell>
          <table:table-cell office:value-type="float" office:value="0.30599999999999999" table:style-name="ce1">
            <text:p>0.306</text:p>
          </table:table-cell>
          <table:table-cell office:value-type="float" office:value="0.31900000000000001" table:style-name="ce1">
            <text:p>0.319</text:p>
          </table:table-cell>
          <table:table-cell office:value-type="float" office:value="0.32299999999999995" table:style-name="ce1">
            <text:p>0.323</text:p>
          </table:table-cell>
          <table:table-cell office:value-type="float" office:value="0.27800000000000002" table:style-name="ce1">
            <text:p>0.278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.13400000000000001" table:style-name="ce1">
            <text:p>0.134</text:p>
          </table:table-cell>
          <table:table-cell office:value-type="float" office:value="0.126" table:style-name="ce1">
            <text:p>0.126</text:p>
          </table:table-cell>
          <table:table-cell office:value-type="float" office:value="0.122" table:style-name="ce1">
            <text:p>0.122</text:p>
          </table:table-cell>
          <table:table-cell office:value-type="float" office:value="0.124" table:style-name="ce1">
            <text:p>0.124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4400000000000002" table:style-name="ce1">
            <text:p>0.144</text:p>
          </table:table-cell>
          <table:table-cell office:value-type="float" office:value="0.16399999999999998" table:style-name="ce1">
            <text:p>0.164</text:p>
          </table:table-cell>
          <table:table-cell office:value-type="float" office:value="0.18600000000000003" table:style-name="ce1">
            <text:p>0.186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0.20800000000000002" table:style-name="ce1">
            <text:p>0.208</text:p>
          </table:table-cell>
          <table:table-cell office:value-type="float" office:value="0.218" table:style-name="ce1">
            <text:p>0.218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21600000000000003" table:style-name="ce1">
            <text:p>0.216</text:p>
          </table:table-cell>
          <table:table-cell office:value-type="float" office:value="0.20600000000000002" table:style-name="ce1">
            <text:p>0.206</text:p>
          </table:table-cell>
          <table:table-cell office:value-type="float" office:value="0.20600000000000002" table:style-name="ce1">
            <text:p>0.206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188" table:style-name="ce1">
            <text:p>0.188</text:p>
          </table:table-cell>
          <table:table-cell office:value-type="float" office:value="0.188" table:style-name="ce1">
            <text:p>0.188</text:p>
          </table:table-cell>
          <table:table-cell office:value-type="float" office:value="0.20800000000000002" table:style-name="ce1">
            <text:p>0.208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17600000000000002" table:style-name="ce1">
            <text:p>0.176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0.109" table:style-name="ce1">
            <text:p>0.109</text:p>
          </table:table-cell>
          <table:table-cell office:value-type="float" office:value="0.106" table:style-name="ce1">
            <text:p>0.106</text:p>
          </table:table-cell>
          <table:table-cell office:value-type="float" office:value="9.4E-2" table:style-name="ce1">
            <text:p>0.094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.127" table:style-name="ce1">
            <text:p>0.127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93" table:style-name="ce1">
            <text:p>0.193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1899999999999997" table:style-name="ce1">
            <text:p>0.219</text:p>
          </table:table-cell>
          <table:table-cell office:value-type="float" office:value="0.214" table:style-name="ce1">
            <text:p>0.214</text:p>
          </table:table-cell>
          <table:table-cell office:value-type="float" office:value="0.21899999999999997" table:style-name="ce1">
            <text:p>0.219</text:p>
          </table:table-cell>
          <table:table-cell office:value-type="float" office:value="0.21299999999999999" table:style-name="ce1">
            <text:p>0.213</text:p>
          </table:table-cell>
          <table:table-cell office:value-type="float" office:value="0.19699999999999998" table:style-name="ce1">
            <text:p>0.197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192" table:style-name="ce1">
            <text:p>0.192</text:p>
          </table:table-cell>
          <table:table-cell office:value-type="float" office:value="0.18899999999999997" table:style-name="ce1">
            <text:p>0.189</text:p>
          </table:table-cell>
          <table:table-cell office:value-type="float" office:value="0.187" table:style-name="ce1">
            <text:p>0.187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217" table:style-name="ce1">
            <text:p>0.217</text:p>
          </table:table-cell>
          <table:table-cell office:value-type="float" office:value="0.22399999999999998" table:style-name="ce1">
            <text:p>0.224</text:p>
          </table:table-cell>
          <table:table-cell office:value-type="float" office:value="0.183" table:style-name="ce1">
            <text:p>0.183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2.8999999999999998E-2" table:style-name="ce1">
            <text:p>0.029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7.400000000000001E-2" table:style-name="ce1">
            <text:p>0.074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7.6999999999999999E-2" table:style-name="ce1">
            <text:p>0.077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0.111" table:style-name="ce1">
            <text:p>0.111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13" table:style-name="ce1">
            <text:p>0.113</text:p>
          </table:table-cell>
          <table:table-cell office:value-type="float" office:value="0.11599999999999999" table:style-name="ce1">
            <text:p>0.116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9.4E-2" table:style-name="ce1">
            <text:p>0.094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.46" table:style-name="ce1">
            <text:p>0.46</text:p>
          </table:table-cell>
          <table:table-cell office:value-type="float" office:value="0.59" table:style-name="ce1">
            <text:p>0.59</text:p>
          </table:table-cell>
          <table:table-cell office:value-type="float" office:value="0.49" table:style-name="ce1">
            <text:p>0.49</text:p>
          </table:table-cell>
          <table:table-cell office:value-type="float" office:value="0.45" table:style-name="ce1">
            <text:p>0.45</text:p>
          </table:table-cell>
          <table:table-cell office:value-type="float" office:value="0.33" table:style-name="ce1">
            <text:p>0.33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6" table:style-name="ce1">
            <text:p>0.06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4.7E-2" table:style-name="ce1">
            <text:p>0.047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04" table:style-name="ce1">
            <text:p>0.04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0.08" table:style-name="ce1">
            <text:p>0.08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7.5999999999999998E-2" table:style-name="ce1">
            <text:p>0.076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.22" table:style-name="ce1">
            <text:p>0.2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1" table:style-name="ce1">
            <text:p>0.21</text:p>
          </table:table-cell>
          <table:table-cell office:value-type="float" office:value="0.2" table:style-name="ce1">
            <text:p>0.2</text:p>
          </table:table-cell>
          <table:table-cell office:value-type="float" office:value="0.21" table:style-name="ce1">
            <text:p>0.21</text:p>
          </table:table-cell>
          <table:table-cell office:value-type="float" office:value="0.25" table:style-name="ce1">
            <text:p>0.25</text:p>
          </table:table-cell>
          <table:table-cell office:value-type="float" office:value="0.24" table:style-name="ce1">
            <text:p>0.24</text:p>
          </table:table-cell>
          <table:table-cell office:value-type="float" office:value="0.24" table:style-name="ce1">
            <text:p>0.24</text:p>
          </table:table-cell>
          <table:table-cell office:value-type="float" office:value="0.24" table:style-name="ce1">
            <text:p>0.24</text:p>
          </table:table-cell>
          <table:table-cell office:value-type="float" office:value="0.22" table:style-name="ce1">
            <text:p>0.22</text:p>
          </table:table-cell>
          <table:table-cell office:value-type="float" office:value="0.21" table:style-name="ce1">
            <text:p>0.21</text:p>
          </table:table-cell>
          <table:table-cell office:value-type="float" office:value="0.21" table:style-name="ce1">
            <text:p>0.21</text:p>
          </table:table-cell>
          <table:table-cell office:value-type="float" office:value="0.21" table:style-name="ce1">
            <text:p>0.21</text:p>
          </table:table-cell>
          <table:table-cell office:value-type="float" office:value="0.21" table:style-name="ce1">
            <text:p>0.21</text:p>
          </table:table-cell>
          <table:table-cell office:value-type="float" office:value="0.2" table:style-name="ce1">
            <text:p>0.2</text:p>
          </table:table-cell>
          <table:table-cell office:value-type="float" office:value="0.22" table:style-name="ce1">
            <text:p>0.22</text:p>
          </table:table-cell>
          <table:table-cell office:value-type="float" office:value="0.24" table:style-name="ce1">
            <text:p>0.24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19" table:style-name="ce1">
            <text:p>0.19</text:p>
          </table:table-cell>
          <table:table-cell office:value-type="float" office:value="0.15" table:style-name="ce1">
            <text:p>0.15</text:p>
          </table:table-cell>
          <table:table-cell table:number-columns-repeated="16359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.88" table:style-name="ce1">
            <text:p>0.88</text:p>
          </table:table-cell>
          <table:table-cell office:value-type="float" office:value="0.75" table:style-name="ce1">
            <text:p>0.75</text:p>
          </table:table-cell>
          <table:table-cell office:value-type="float" office:value="0.72" table:style-name="ce1">
            <text:p>0.72</text:p>
          </table:table-cell>
          <table:table-cell office:value-type="float" office:value="0.72" table:style-name="ce1">
            <text:p>0.72</text:p>
          </table:table-cell>
          <table:table-cell office:value-type="float" office:value="0.85" table:style-name="ce1">
            <text:p>0.85</text:p>
          </table:table-cell>
          <table:table-cell office:value-type="float" office:value="1.19" table:style-name="ce1">
            <text:p>1.19</text:p>
          </table:table-cell>
          <table:table-cell office:value-type="float" office:value="1.32" table:style-name="ce1">
            <text:p>1.32</text:p>
          </table:table-cell>
          <table:table-cell office:value-type="float" office:value="1.59" table:style-name="ce1">
            <text:p>1.59</text:p>
          </table:table-cell>
          <table:table-cell office:value-type="float" office:value="1.67" table:style-name="ce1">
            <text:p>1.67</text:p>
          </table:table-cell>
          <table:table-cell office:value-type="float" office:value="1.72" table:style-name="ce1">
            <text:p>1.72</text:p>
          </table:table-cell>
          <table:table-cell office:value-type="float" office:value="1.86" table:style-name="ce1">
            <text:p>1.86</text:p>
          </table:table-cell>
          <table:table-cell office:value-type="float" office:value="2" table:style-name="ce1">
            <text:p>2</text:p>
          </table:table-cell>
          <table:table-cell office:value-type="float" office:value="1.95" table:style-name="ce1">
            <text:p>1.95</text:p>
          </table:table-cell>
          <table:table-cell office:value-type="float" office:value="1.88" table:style-name="ce1">
            <text:p>1.88</text:p>
          </table:table-cell>
          <table:table-cell office:value-type="float" office:value="1.79" table:style-name="ce1">
            <text:p>1.79</text:p>
          </table:table-cell>
          <table:table-cell office:value-type="float" office:value="1.68" table:style-name="ce1">
            <text:p>1.68</text:p>
          </table:table-cell>
          <table:table-cell office:value-type="float" office:value="1.67" table:style-name="ce1">
            <text:p>1.67</text:p>
          </table:table-cell>
          <table:table-cell office:value-type="float" office:value="1.58" table:style-name="ce1">
            <text:p>1.58</text:p>
          </table:table-cell>
          <table:table-cell office:value-type="float" office:value="1.65" table:style-name="ce1">
            <text:p>1.65</text:p>
          </table:table-cell>
          <table:table-cell office:value-type="float" office:value="1.65" table:style-name="ce1">
            <text:p>1.65</text:p>
          </table:table-cell>
          <table:table-cell office:value-type="float" office:value="1.72" table:style-name="ce1">
            <text:p>1.72</text:p>
          </table:table-cell>
          <table:table-cell office:value-type="float" office:value="1.6" table:style-name="ce1">
            <text:p>1.6</text:p>
          </table:table-cell>
          <table:table-cell office:value-type="float" office:value="1.21" table:style-name="ce1">
            <text:p>1.21</text:p>
          </table:table-cell>
          <table:table-cell table:number-columns-repeated="16359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3" table:style-name="ce1">
            <text:p>0.03</text:p>
          </table:table-cell>
          <table:table-cell office:value-type="float" office:value="0.02" table:style-name="ce1">
            <text:p>0.02</text:p>
          </table:table-cell>
          <table:table-cell office:value-type="float" office:value="0.01" table:style-name="ce1">
            <text:p>0.01</text:p>
          </table:table-cell>
          <table:table-cell office:value-type="float" office:value="0.02" table:style-name="ce1">
            <text:p>0.02</text:p>
          </table:table-cell>
          <table:table-cell office:value-type="float" office:value="0.04" table:style-name="ce1">
            <text:p>0.04</text:p>
          </table:table-cell>
          <table:table-cell office:value-type="float" office:value="0.05" table:style-name="ce1">
            <text:p>0.05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6.2E-2" table:style-name="ce1">
            <text:p>0.062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5.5E-2" table:style-name="ce1">
            <text:p>0.055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3.1E-2" table:style-name="ce1">
            <text:p>0.03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3.1E-2" table:style-name="ce1">
            <text:p>0.031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7.400000000000001E-2" table:style-name="ce1">
            <text:p>0.074</text:p>
          </table:table-cell>
          <table:table-cell office:value-type="float" office:value="7.400000000000001E-2" table:style-name="ce1">
            <text:p>0.074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8.1000000000000003E-2" table:style-name="ce1">
            <text:p>0.081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24" table:style-name="ce1">
            <text:p>0.124</text:p>
          </table:table-cell>
          <table:table-cell office:value-type="float" office:value="0.11900000000000001" table:style-name="ce1">
            <text:p>0.119</text:p>
          </table:table-cell>
          <table:table-cell office:value-type="float" office:value="0.11" table:style-name="ce1">
            <text:p>0.11</text:p>
          </table:table-cell>
          <table:table-cell office:value-type="float" office:value="0.129" table:style-name="ce1">
            <text:p>0.129</text:p>
          </table:table-cell>
          <table:table-cell office:value-type="float" office:value="0.122" table:style-name="ce1">
            <text:p>0.122</text:p>
          </table:table-cell>
          <table:table-cell office:value-type="float" office:value="0.11599999999999999" table:style-name="ce1">
            <text:p>0.116</text:p>
          </table:table-cell>
          <table:table-cell office:value-type="float" office:value="0.11599999999999999" table:style-name="ce1">
            <text:p>0.116</text:p>
          </table:table-cell>
          <table:table-cell office:value-type="float" office:value="0.10800000000000001" table:style-name="ce1">
            <text:p>0.108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9.4E-2" table:style-name="ce1">
            <text:p>0.094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9.4E-2" table:style-name="ce1">
            <text:p>0.094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09" table:style-name="ce1">
            <text:p>0.109</text:p>
          </table:table-cell>
          <table:table-cell office:value-type="float" office:value="8.6999999999999994E-2" table:style-name="ce1">
            <text:p>0.087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06" table:style-name="ce1">
            <text:p>0.106</text:p>
          </table:table-cell>
          <table:table-cell office:value-type="float" office:value="0.105" table:style-name="ce1">
            <text:p>0.105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6399999999999998" table:style-name="ce1">
            <text:p>0.164</text:p>
          </table:table-cell>
          <table:table-cell office:value-type="float" office:value="0.17600000000000002" table:style-name="ce1">
            <text:p>0.176</text:p>
          </table:table-cell>
          <table:table-cell office:value-type="float" office:value="0.16600000000000001" table:style-name="ce1">
            <text:p>0.166</text:p>
          </table:table-cell>
          <table:table-cell office:value-type="float" office:value="0.17600000000000002" table:style-name="ce1">
            <text:p>0.176</text:p>
          </table:table-cell>
          <table:table-cell office:value-type="float" office:value="0.17300000000000001" table:style-name="ce1">
            <text:p>0.173</text:p>
          </table:table-cell>
          <table:table-cell office:value-type="float" office:value="0.18100000000000002" table:style-name="ce1">
            <text:p>0.181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56" table:style-name="ce1">
            <text:p>0.156</text:p>
          </table:table-cell>
          <table:table-cell office:value-type="float" office:value="0.155" table:style-name="ce1">
            <text:p>0.155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8" table:style-name="ce1">
            <text:p>0.158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3" table:style-name="ce1">
            <text:p>0.15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29" table:style-name="ce1">
            <text:p>0.129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5E-2" table:style-name="ce1">
            <text:p>0.055</text:p>
          </table:table-cell>
          <table:table-cell office:value-type="float" office:value="0.05" table:style-name="ce1">
            <text:p>0.05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1E-2" table:style-name="ce1">
            <text:p>0.031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4" table:style-name="ce1">
            <text:p>0.04</text:p>
          </table:table-cell>
          <table:table-cell office:value-type="float" office:value="3.6000000000000004E-2" table:style-name="ce1">
            <text:p>0.036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0.02" table:style-name="ce1">
            <text:p>0.02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3.1E-2" table:style-name="ce1">
            <text:p>0.031</text:p>
          </table:table-cell>
          <table:table-cell office:value-type="float" office:value="0.03" table:style-name="ce1">
            <text:p>0.03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0.03" table:style-name="ce1">
            <text:p>0.03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3" table:style-name="ce1">
            <text:p>0.03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3.1E-2" table:style-name="ce1">
            <text:p>0.031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03" table:style-name="ce1">
            <text:p>0.03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7E-2" table:style-name="ce1">
            <text:p>0.047</text:p>
          </table:table-cell>
          <table:table-cell office:value-type="float" office:value="0.04" table:style-name="ce1">
            <text:p>0.04</text:p>
          </table:table-cell>
          <table:table-cell office:value-type="float" office:value="6.2E-2" table:style-name="ce1">
            <text:p>0.062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4.7E-2" table:style-name="ce1">
            <text:p>0.04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2999999999999999E-2" table:style-name="ce1">
            <text:p>0.053</text:p>
          </table:table-cell>
          <table:table-cell table:number-columns-repeated="16359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E-3" table:style-name="ce1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.05" table:style-name="ce1">
            <text:p>0.0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5E-2" table:style-name="ce1">
            <text:p>0.055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0.04" table:style-name="ce1">
            <text:p>0.04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0000000000000001E-3" table:style-name="ce1">
            <text:p>0.003</text:p>
          </table:table-cell>
          <table:table-cell table:number-columns-repeated="16359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9.4E-2" table:style-name="ce1">
            <text:p>0.094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" table:style-name="ce1">
            <text:p>0.1</text:p>
          </table:table-cell>
          <table:table-cell office:value-type="float" office:value="9.4E-2" table:style-name="ce1">
            <text:p>0.094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.09" table:style-name="ce1">
            <text:p>0.09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0099999999999999" table:style-name="ce1">
            <text:p>0.101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6.9000000000000006E-2" table:style-name="ce1">
            <text:p>0.069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0.105" table:style-name="ce1">
            <text:p>0.105</text:p>
          </table:table-cell>
          <table:table-cell office:value-type="float" office:value="0.106" table:style-name="ce1">
            <text:p>0.106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.13300000000000001" table:style-name="ce1">
            <text:p>0.133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7" table:style-name="ce1">
            <text:p>0.157</text:p>
          </table:table-cell>
          <table:table-cell office:value-type="float" office:value="0.15" table:style-name="ce1">
            <text:p>0.15</text:p>
          </table:table-cell>
          <table:table-cell office:value-type="float" office:value="0.159" table:style-name="ce1">
            <text:p>0.159</text:p>
          </table:table-cell>
          <table:table-cell office:value-type="float" office:value="0.157" table:style-name="ce1">
            <text:p>0.157</text:p>
          </table:table-cell>
          <table:table-cell office:value-type="float" office:value="0.16399999999999998" table:style-name="ce1">
            <text:p>0.164</text:p>
          </table:table-cell>
          <table:table-cell office:value-type="float" office:value="0.14400000000000002" table:style-name="ce1">
            <text:p>0.144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3" table:style-name="ce1">
            <text:p>0.13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8.900000000000001E-2" table:style-name="ce1">
            <text:p>0.089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2300000000000001" table:style-name="ce1">
            <text:p>0.123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6" table:style-name="ce1">
            <text:p>0.156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1" table:style-name="ce1">
            <text:p>0.151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0.156" table:style-name="ce1">
            <text:p>0.156</text:p>
          </table:table-cell>
          <table:table-cell office:value-type="float" office:value="0.14400000000000002" table:style-name="ce1">
            <text:p>0.144</text:p>
          </table:table-cell>
          <table:table-cell office:value-type="float" office:value="0.11900000000000001" table:style-name="ce1">
            <text:p>0.119</text:p>
          </table:table-cell>
          <table:table-cell table:number-columns-repeated="16359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.10099999999999999" table:style-name="ce1">
            <text:p>0.101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3699999999999998" table:style-name="ce1">
            <text:p>0.137</text:p>
          </table:table-cell>
          <table:table-cell office:value-type="float" office:value="0.156" table:style-name="ce1">
            <text:p>0.156</text:p>
          </table:table-cell>
          <table:table-cell office:value-type="float" office:value="0.161" table:style-name="ce1">
            <text:p>0.161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2" table:style-name="ce1">
            <text:p>0.152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6600000000000001" table:style-name="ce1">
            <text:p>0.166</text:p>
          </table:table-cell>
          <table:table-cell office:value-type="float" office:value="0.159" table:style-name="ce1">
            <text:p>0.159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154" table:style-name="ce1">
            <text:p>0.154</text:p>
          </table:table-cell>
          <table:table-cell office:value-type="float" office:value="0.155" table:style-name="ce1">
            <text:p>0.155</text:p>
          </table:table-cell>
          <table:table-cell office:value-type="float" office:value="0.155" table:style-name="ce1">
            <text:p>0.155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7" table:style-name="ce1">
            <text:p>0.157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121" table:style-name="ce1">
            <text:p>0.121</text:p>
          </table:table-cell>
          <table:table-cell table:number-columns-repeated="16359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0.09" table:style-name="ce1">
            <text:p>0.09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153" table:style-name="ce1">
            <text:p>0.153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9" table:style-name="ce1">
            <text:p>0.159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8" table:style-name="ce1">
            <text:p>0.158</text:p>
          </table:table-cell>
          <table:table-cell office:value-type="float" office:value="0.155" table:style-name="ce1">
            <text:p>0.155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127" table:style-name="ce1">
            <text:p>0.127</text:p>
          </table:table-cell>
          <table:table-cell office:value-type="float" office:value="0.125" table:style-name="ce1">
            <text:p>0.125</text:p>
          </table:table-cell>
          <table:table-cell office:value-type="float" office:value="0.124" table:style-name="ce1">
            <text:p>0.124</text:p>
          </table:table-cell>
          <table:table-cell office:value-type="float" office:value="0.122" table:style-name="ce1">
            <text:p>0.122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0.113" table:style-name="ce1">
            <text:p>0.113</text:p>
          </table:table-cell>
          <table:table-cell table:number-columns-repeated="16359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0.151" table:style-name="ce1">
            <text:p>0.151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92" table:style-name="ce1">
            <text:p>0.192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21" table:style-name="ce1">
            <text:p>0.21</text:p>
          </table:table-cell>
          <table:table-cell office:value-type="float" office:value="0.22600000000000001" table:style-name="ce1">
            <text:p>0.226</text:p>
          </table:table-cell>
          <table:table-cell office:value-type="float" office:value="0.255" table:style-name="ce1">
            <text:p>0.255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23" table:style-name="ce1">
            <text:p>0.23</text:p>
          </table:table-cell>
          <table:table-cell office:value-type="float" office:value="0.218" table:style-name="ce1">
            <text:p>0.218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222" table:style-name="ce1">
            <text:p>0.222</text:p>
          </table:table-cell>
          <table:table-cell office:value-type="float" office:value="0.21100000000000002" table:style-name="ce1">
            <text:p>0.211</text:p>
          </table:table-cell>
          <table:table-cell office:value-type="float" office:value="0.192" table:style-name="ce1">
            <text:p>0.192</text:p>
          </table:table-cell>
          <table:table-cell office:value-type="float" office:value="0.19899999999999998" table:style-name="ce1">
            <text:p>0.199</text:p>
          </table:table-cell>
          <table:table-cell office:value-type="float" office:value="0.2" table:style-name="ce1">
            <text:p>0.2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56" table:style-name="ce1">
            <text:p>0.156</text:p>
          </table:table-cell>
          <table:table-cell table:number-columns-repeated="16359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6.2E-2" table:style-name="ce1">
            <text:p>0.062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6.2E-2" table:style-name="ce1">
            <text:p>0.062</text:p>
          </table:table-cell>
          <table:table-cell office:value-type="float" office:value="7.8E-2" table:style-name="ce1">
            <text:p>0.078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6.3E-2" table:style-name="ce1">
            <text:p>0.063</text:p>
          </table:table-cell>
          <table:table-cell office:value-type="float" office:value="5.5E-2" table:style-name="ce1">
            <text:p>0.055</text:p>
          </table:table-cell>
          <table:table-cell office:value-type="float" office:value="5.5E-2" table:style-name="ce1">
            <text:p>0.055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3.5000000000000003E-2" table:style-name="ce1">
            <text:p>0.035</text:p>
          </table:table-cell>
          <table:table-cell table:number-columns-repeated="16359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6.3E-2" table:style-name="ce1">
            <text:p>0.063</text:p>
          </table:table-cell>
          <table:table-cell office:value-type="float" office:value="6.3E-2" table:style-name="ce1">
            <text:p>0.063</text:p>
          </table:table-cell>
          <table:table-cell office:value-type="float" office:value="6.3E-2" table:style-name="ce1">
            <text:p>0.063</text:p>
          </table:table-cell>
          <table:table-cell office:value-type="float" office:value="6.3E-2" table:style-name="ce1">
            <text:p>0.063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5.5E-2" table:style-name="ce1">
            <text:p>0.055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30" table:style-name="ce4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6" table:style-name="ce1">
            <text:p>0.06</text:p>
          </table:table-cell>
          <table:table-cell office:value-type="float" office:value="0.1" table:style-name="ce1">
            <text:p>0.1</text:p>
          </table:table-cell>
          <table:table-cell office:value-type="float" office:value="0.17" table:style-name="ce1">
            <text:p>0.17</text:p>
          </table:table-cell>
          <table:table-cell office:value-type="float" office:value="0.44" table:style-name="ce1">
            <text:p>0.44</text:p>
          </table:table-cell>
          <table:table-cell office:value-type="float" office:value="0.71" table:style-name="ce1">
            <text:p>0.71</text:p>
          </table:table-cell>
          <table:table-cell office:value-type="float" office:value="0.68" table:style-name="ce1">
            <text:p>0.68</text:p>
          </table:table-cell>
          <table:table-cell office:value-type="float" office:value="0.63" table:style-name="ce1">
            <text:p>0.63</text:p>
          </table:table-cell>
          <table:table-cell office:value-type="float" office:value="0.59" table:style-name="ce1">
            <text:p>0.59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.27" table:style-name="ce1">
            <text:p>0.27</text:p>
          </table:table-cell>
          <table:table-cell office:value-type="float" office:value="0.33" table:style-name="ce1">
            <text:p>0.33</text:p>
          </table:table-cell>
          <table:table-cell office:value-type="float" office:value="0.53" table:style-name="ce1">
            <text:p>0.53</text:p>
          </table:table-cell>
          <table:table-cell office:value-type="float" office:value="0.63" table:style-name="ce1">
            <text:p>0.63</text:p>
          </table:table-cell>
          <table:table-cell office:value-type="float" office:value="0.63" table:style-name="ce1">
            <text:p>0.63</text:p>
          </table:table-cell>
          <table:table-cell office:value-type="float" office:value="0.69" table:style-name="ce1">
            <text:p>0.69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51" table:style-name="ce1">
            <text:p>0.151</text:p>
          </table:table-cell>
          <table:table-cell office:value-type="float" office:value="0.19" table:style-name="ce1">
            <text:p>0.19</text:p>
          </table:table-cell>
          <table:table-cell office:value-type="float" office:value="0.222" table:style-name="ce1">
            <text:p>0.222</text:p>
          </table:table-cell>
          <table:table-cell office:value-type="float" office:value="0.24600000000000002" table:style-name="ce1">
            <text:p>0.246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0.27" table:style-name="ce1">
            <text:p>0.27</text:p>
          </table:table-cell>
          <table:table-cell office:value-type="float" office:value="0.27899999999999997" table:style-name="ce1">
            <text:p>0.279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0.28600000000000003" table:style-name="ce1">
            <text:p>0.286</text:p>
          </table:table-cell>
          <table:table-cell office:value-type="float" office:value="0.27899999999999997" table:style-name="ce1">
            <text:p>0.279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51" table:style-name="ce1">
            <text:p>0.251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1899999999999997" table:style-name="ce1">
            <text:p>0.219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0.182" table:style-name="ce1">
            <text:p>0.182</text:p>
          </table:table-cell>
          <table:table-cell office:value-type="float" office:value="0.182" table:style-name="ce1">
            <text:p>0.182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0.182" table:style-name="ce1">
            <text:p>0.182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0.23600000000000002" table:style-name="ce1">
            <text:p>0.236</text:p>
          </table:table-cell>
          <table:table-cell office:value-type="float" office:value="0.249" table:style-name="ce1">
            <text:p>0.249</text:p>
          </table:table-cell>
          <table:table-cell office:value-type="float" office:value="0.23800000000000002" table:style-name="ce1">
            <text:p>0.238</text:p>
          </table:table-cell>
          <table:table-cell office:value-type="float" office:value="0.253" table:style-name="ce1">
            <text:p>0.253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0.253" table:style-name="ce1">
            <text:p>0.253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0.24399999999999999" table:style-name="ce1">
            <text:p>0.244</text:p>
          </table:table-cell>
          <table:table-cell office:value-type="float" office:value="0.22899999999999998" table:style-name="ce1">
            <text:p>0.229</text:p>
          </table:table-cell>
          <table:table-cell office:value-type="float" office:value="0.221" table:style-name="ce1">
            <text:p>0.221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0.23399999999999999" table:style-name="ce1">
            <text:p>0.234</text:p>
          </table:table-cell>
          <table:table-cell office:value-type="float" office:value="0.23399999999999999" table:style-name="ce1">
            <text:p>0.234</text:p>
          </table:table-cell>
          <table:table-cell office:value-type="float" office:value="0.23399999999999999" table:style-name="ce1">
            <text:p>0.234</text:p>
          </table:table-cell>
          <table:table-cell office:value-type="float" office:value="0.23499999999999999" table:style-name="ce1">
            <text:p>0.235</text:p>
          </table:table-cell>
          <table:table-cell office:value-type="float" office:value="0.21899999999999997" table:style-name="ce1">
            <text:p>0.219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6E-2" table:style-name="ce1">
            <text:p>0.01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6E-2" table:style-name="ce1">
            <text:p>0.016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1E-2" table:style-name="ce1">
            <text:p>0.031</text:p>
          </table:table-cell>
          <table:table-cell office:value-type="float" office:value="0.03" table:style-name="ce1">
            <text:p>0.03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0.01" table:style-name="ce1">
            <text:p>0.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1" table:style-name="ce1">
            <text:p>0.01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6E-2" table:style-name="ce1">
            <text:p>0.016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2E-2" table:style-name="ce1">
            <text:p>0.012</text:p>
          </table:table-cell>
          <table:table-cell office:value-type="float" office:value="1.6E-2" table:style-name="ce1">
            <text:p>0.01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2E-2" table:style-name="ce1">
            <text:p>0.012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.05" table:style-name="ce1">
            <text:p>0.0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4E-2" table:style-name="ce1">
            <text:p>0.02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6.2E-2" table:style-name="ce1">
            <text:p>0.062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style-name="ce4"/>
          <table:table-cell table:number-columns-repeated="16383" table:style-name="ce1"/>
        </table:table-row>
        <table:table-row table:number-rows-repeated="38" table:style-name="ro1">
          <table:table-cell table:style-name="ce4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Q_Profiles_Load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.01" table:style-name="ce1">
            <text:p>0.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6E-2" table:style-name="ce1">
            <text:p>0.016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2.4E-2" table:style-name="ce1">
            <text:p>0.02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4E-2" table:style-name="ce1">
            <text:p>0.024</text:p>
          </table:table-cell>
          <table:table-cell office:value-type="float" office:value="2.3E-2" table:style-name="ce1">
            <text:p>0.02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0.01" table:style-name="ce1">
            <text:p>0.0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9E-2" table:style-name="ce1">
            <text:p>0.01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3E-2" table:style-name="ce1">
            <text:p>0.023</text:p>
          </table:table-cell>
          <table:table-cell office:value-type="float" office:value="0.02" table:style-name="ce1">
            <text:p>0.0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3E-2" table:style-name="ce1">
            <text:p>0.02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2E-2" table:style-name="ce1">
            <text:p>0.012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.6E-2" table:style-name="ce1">
            <text:p>0.016</text:p>
          </table:table-cell>
          <table:table-cell office:value-type="float" office:value="1.2E-2" table:style-name="ce1">
            <text:p>0.01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0" table:style-name="ce1">
            <text:p>0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9.4E-2" table:style-name="ce1">
            <text:p>0.094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7E-2" table:style-name="ce1">
            <text:p>0.047</text:p>
          </table:table-cell>
          <table:table-cell office:value-type="float" office:value="0.04" table:style-name="ce1">
            <text:p>0.04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3.9E-2" table:style-name="ce1">
            <text:p>0.039</text:p>
          </table:table-cell>
          <table:table-cell office:value-type="float" office:value="2.7999999999999997E-2" table:style-name="ce1">
            <text:p>0.028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.6E-2" table:style-name="ce1">
            <text:p>0.01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2E-2" table:style-name="ce1">
            <text:p>0.012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1E-2" table:style-name="ce1">
            <text:p>0.031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3E-2" table:style-name="ce1">
            <text:p>0.02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2000000000000002E-2" table:style-name="ce1">
            <text:p>0.022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1.0049999999999999" table:style-name="ce1">
            <text:p>1.005</text:p>
          </table:table-cell>
          <table:table-cell office:value-type="float" office:value="1.0109999999999999" table:style-name="ce1">
            <text:p>1.011</text:p>
          </table:table-cell>
          <table:table-cell office:value-type="float" office:value="1.0229999999999999" table:style-name="ce1">
            <text:p>1.023</text:p>
          </table:table-cell>
          <table:table-cell office:value-type="float" office:value="1.0309999999999999" table:style-name="ce1">
            <text:p>1.031</text:p>
          </table:table-cell>
          <table:table-cell office:value-type="float" office:value="1.0329999999999999" table:style-name="ce1">
            <text:p>1.033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1.012" table:style-name="ce1">
            <text:p>1.012</text:p>
          </table:table-cell>
          <table:table-cell office:value-type="float" office:value="0.97599999999999998" table:style-name="ce1">
            <text:p>0.976</text:p>
          </table:table-cell>
          <table:table-cell office:value-type="float" office:value="0.95900000000000007" table:style-name="ce1">
            <text:p>0.959</text:p>
          </table:table-cell>
          <table:table-cell office:value-type="float" office:value="0.93" table:style-name="ce1">
            <text:p>0.93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92599999999999993" table:style-name="ce1">
            <text:p>0.926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93500000000000005" table:style-name="ce1">
            <text:p>0.935</text:p>
          </table:table-cell>
          <table:table-cell office:value-type="float" office:value="0.94700000000000006" table:style-name="ce1">
            <text:p>0.947</text:p>
          </table:table-cell>
          <table:table-cell office:value-type="float" office:value="0.96499999999999997" table:style-name="ce1">
            <text:p>0.965</text:p>
          </table:table-cell>
          <table:table-cell office:value-type="float" office:value="0.96700000000000008" table:style-name="ce1">
            <text:p>0.967</text:p>
          </table:table-cell>
          <table:table-cell office:value-type="float" office:value="0.96200000000000008" table:style-name="ce1">
            <text:p>0.962</text:p>
          </table:table-cell>
          <table:table-cell office:value-type="float" office:value="0.96900000000000008" table:style-name="ce1">
            <text:p>0.969</text:p>
          </table:table-cell>
          <table:table-cell office:value-type="float" office:value="0.96099999999999997" table:style-name="ce1">
            <text:p>0.961</text:p>
          </table:table-cell>
          <table:table-cell office:value-type="float" office:value="0.97699999999999998" table:style-name="ce1">
            <text:p>0.977</text:p>
          </table:table-cell>
          <table:table-cell office:value-type="float" office:value="0.96599999999999997" table:style-name="ce1">
            <text:p>0.966</text:p>
          </table:table-cell>
          <table:table-cell office:value-type="float" office:value="0.97" table:style-name="ce1">
            <text:p>0.97</text:p>
          </table:table-cell>
          <table:table-cell office:value-type="float" office:value="0.97400000000000009" table:style-name="ce1">
            <text:p>0.974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3.9E-2" table:style-name="ce1">
            <text:p>0.039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4" table:style-name="ce1">
            <text:p>0.0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0.04" table:style-name="ce1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0.04" table:style-name="ce1">
            <text:p>0.04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.19" table:style-name="ce1">
            <text:p>0.19</text:p>
          </table:table-cell>
          <table:table-cell office:value-type="float" office:value="0.13" table:style-name="ce1">
            <text:p>0.13</text:p>
          </table:table-cell>
          <table:table-cell office:value-type="float" office:value="0.12" table:style-name="ce1">
            <text:p>0.12</text:p>
          </table:table-cell>
          <table:table-cell office:value-type="float" office:value="0.13" table:style-name="ce1">
            <text:p>0.13</text:p>
          </table:table-cell>
          <table:table-cell office:value-type="float" office:value="0.16" table:style-name="ce1">
            <text:p>0.16</text:p>
          </table:table-cell>
          <table:table-cell office:value-type="float" office:value="0.16" table:style-name="ce1">
            <text:p>0.16</text:p>
          </table:table-cell>
          <table:table-cell office:value-type="float" office:value="0.19" table:style-name="ce1">
            <text:p>0.19</text:p>
          </table:table-cell>
          <table:table-cell office:value-type="float" office:value="0.15" table:style-name="ce1">
            <text:p>0.15</text:p>
          </table:table-cell>
          <table:table-cell office:value-type="float" office:value="0.13" table:style-name="ce1">
            <text:p>0.13</text:p>
          </table:table-cell>
          <table:table-cell office:value-type="float" office:value="0.17" table:style-name="ce1">
            <text:p>0.17</text:p>
          </table:table-cell>
          <table:table-cell office:value-type="float" office:value="0.2" table:style-name="ce1">
            <text:p>0.2</text:p>
          </table:table-cell>
          <table:table-cell office:value-type="float" office:value="0.18" table:style-name="ce1">
            <text:p>0.18</text:p>
          </table:table-cell>
          <table:table-cell office:value-type="float" office:value="0.21" table:style-name="ce1">
            <text:p>0.21</text:p>
          </table:table-cell>
          <table:table-cell office:value-type="float" office:value="0.22" table:style-name="ce1">
            <text:p>0.22</text:p>
          </table:table-cell>
          <table:table-cell office:value-type="float" office:value="0.22" table:style-name="ce1">
            <text:p>0.22</text:p>
          </table:table-cell>
          <table:table-cell office:value-type="float" office:value="0.27" table:style-name="ce1">
            <text:p>0.27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3" table:style-name="ce1">
            <text:p>0.3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3" table:style-name="ce1">
            <text:p>0.23</text:p>
          </table:table-cell>
          <table:table-cell office:value-type="float" office:value="0.27" table:style-name="ce1">
            <text:p>0.27</text:p>
          </table:table-cell>
          <table:table-cell office:value-type="float" office:value="0.3" table:style-name="ce1">
            <text:p>0.3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.01" table:style-name="ce1">
            <text:p>0.0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6E-2" table:style-name="ce1">
            <text:p>0.016</text:p>
          </table:table-cell>
          <table:table-cell office:value-type="float" office:value="2.3E-2" table:style-name="ce1">
            <text:p>0.023</text:p>
          </table:table-cell>
          <table:table-cell office:value-type="float" office:value="1.9E-2" table:style-name="ce1">
            <text:p>0.019</text:p>
          </table:table-cell>
          <table:table-cell office:value-type="float" office:value="2.4E-2" table:style-name="ce1">
            <text:p>0.02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2" table:style-name="ce1">
            <text:p>0.0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6E-2" table:style-name="ce1">
            <text:p>0.016</text:p>
          </table:table-cell>
          <table:table-cell office:value-type="float" office:value="0.02" table:style-name="ce1">
            <text:p>0.0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4999999999999999E-2" table:style-name="ce1">
            <text:p>0.015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.01" table:style-name="ce1">
            <text:p>0.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0.01" table:style-name="ce1">
            <text:p>0.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2.4E-2" table:style-name="ce1">
            <text:p>0.02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3E-2" table:style-name="ce1">
            <text:p>0.023</text:p>
          </table:table-cell>
          <table:table-cell office:value-type="float" office:value="0.03" table:style-name="ce1">
            <text:p>0.03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2" table:style-name="ce1">
            <text:p>0.0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0.02" table:style-name="ce1">
            <text:p>0.02</text:p>
          </table:table-cell>
          <table:table-cell office:value-type="float" office:value="2.3E-2" table:style-name="ce1">
            <text:p>0.02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6E-2" table:style-name="ce1">
            <text:p>0.01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1000000000000001E-2" table:style-name="ce1">
            <text:p>0.011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9E-2" table:style-name="ce1">
            <text:p>0.019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1.2E-2" table:style-name="ce1">
            <text:p>0.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4E-2" table:style-name="ce1">
            <text:p>0.024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6.0000000000000001E-3" table:style-name="ce1">
            <text:p>0.006</text:p>
          </table:table-cell>
          <table:table-cell table:number-columns-repeated="16359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.02" table:style-name="ce1">
            <text:p>0.0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1.9E-2" table:style-name="ce1">
            <text:p>0.019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2.3E-2" table:style-name="ce1">
            <text:p>0.02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9E-2" table:style-name="ce1">
            <text:p>0.019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3E-2" table:style-name="ce1">
            <text:p>0.023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4E-2" table:style-name="ce1">
            <text:p>0.024</text:p>
          </table:table-cell>
          <table:table-cell office:value-type="float" office:value="2.3E-2" table:style-name="ce1">
            <text:p>0.023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2E-2" table:style-name="ce1">
            <text:p>0.01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6E-2" table:style-name="ce1">
            <text:p>0.01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0.01" table:style-name="ce1">
            <text:p>0.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9E-2" table:style-name="ce1">
            <text:p>0.019</text:p>
          </table:table-cell>
          <table:table-cell office:value-type="float" office:value="2.4E-2" table:style-name="ce1">
            <text:p>0.024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30" table:style-name="ce4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17" table:style-name="ce1">
            <text:p>0.17</text:p>
          </table:table-cell>
          <table:table-cell office:value-type="float" office:value="0.16" table:style-name="ce1">
            <text:p>0.16</text:p>
          </table:table-cell>
          <table:table-cell office:value-type="float" office:value="0.11" table:style-name="ce1">
            <text:p>0.1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0.06" table:style-name="ce1">
            <text:p>0.06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0.06" table:style-name="ce1">
            <text:p>0.06</text:p>
          </table:table-cell>
          <table:table-cell office:value-type="float" office:value="0.06" table:style-name="ce1">
            <text:p>0.06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0.05" table:style-name="ce1">
            <text:p>0.05</text:p>
          </table:table-cell>
          <table:table-cell office:value-type="float" office:value="4.0999999999999995E-2" table:style-name="ce1">
            <text:p>0.041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1.9E-2" table:style-name="ce1">
            <text:p>0.019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2.3E-2" table:style-name="ce1">
            <text:p>0.023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0.03" table:style-name="ce1">
            <text:p>0.0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3.9E-2" table:style-name="ce1">
            <text:p>0.039</text:p>
          </table:table-cell>
          <table:table-cell office:value-type="float" office:value="0.04" table:style-name="ce1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03" table:style-name="ce1">
            <text:p>0.0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1E-2" table:style-name="ce1">
            <text:p>0.031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0" table:style-name="ce1">
            <text:p>0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6E-2" table:style-name="ce1">
            <text:p>0.01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0.01" table:style-name="ce1">
            <text:p>0.01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1.6E-2" table:style-name="ce1">
            <text:p>0.01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1E-3" table:style-name="ce1">
            <text:p>0.0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2E-2" table:style-name="ce1">
            <text:p>0.01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0" table:style-name="ce1">
            <text:p>0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style-name="ce4"/>
          <table:table-cell table:number-columns-repeated="16383" table:style-name="ce1"/>
        </table:table-row>
        <table:table-row table:number-rows-repeated="38" table:style-name="ro1">
          <table:table-cell table:style-name="ce4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cont</text:p>
          </table:table-cell>
          <table:table-cell office:value-type="string" table:style-name="ce6">
            <text:p>From</text:p>
          </table:table-cell>
          <table:table-cell office:value-type="string" table:style-name="ce6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office:value-type="string" table:style-name="ce2">
            <text:p>ShFr</text:p>
          </table:table-cell>
          <table:table-cell office:value-type="string" table:style-name="ce2">
            <text:p>ShFrMin</text:p>
          </table:table-cell>
          <table:table-cell office:value-type="string" table:style-name="ce2">
            <text:p>ShFrMax</text:p>
          </table:table-cell>
          <table:table-cell office:value-type="string" table:style-name="ce2">
            <text:p>ShFrOK</text:p>
          </table:table-cell>
          <table:table-cell office:value-type="string" table:style-name="ce2">
            <text:p>ShCost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7.775E-2" table:style-name="ce1">
            <text:p>0.07775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03" table:style-name="ce1">
            <text:p>1.0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88523" table:style-name="ce1">
            <text:p>1.88523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5905" table:style-name="ce1">
            <text:p>0.15905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1649" table:style-name="ce1">
            <text:p>0.11649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2">
          <table:table-cell office:value-type="string" table:style-name="ce7">
            <text:p>Bus</text:p>
          </table:table-cell>
          <table:table-cell office:value-type="string" table:style-name="ce7">
            <text:p>Ps</text:p>
          </table:table-cell>
          <table:table-cell office:value-type="string" table:style-name="ce7">
            <text:p>Qs</text:p>
          </table:table-cell>
          <table:table-cell office:value-type="string" table:style-name="ce8">
            <text:p>Energy (MWh)</text:p>
          </table:table-cell>
          <table:table-cell office:value-type="string" table:style-name="ce8">
            <text:p>E_rating (MWh)</text:p>
          </table:table-cell>
          <table:table-cell office:value-type="string" table:style-name="ce8">
            <text:p>Charge_rating (MW)</text:p>
          </table:table-cell>
          <table:table-cell office:value-type="string" table:style-name="ce8">
            <text:p>Discharge_rating (MW)</text:p>
          </table:table-cell>
          <table:table-cell office:value-type="string" table:style-name="ce8">
            <text:p>Charge_efficiency</text:p>
          </table:table-cell>
          <table:table-cell office:value-type="string" table:style-name="ce8">
            <text:p>Discharge_efficiency</text:p>
          </table:table-cell>
          <table:table-cell office:value-type="string" table:style-name="ce8">
            <text:p>Thermal_rating (MVA)</text:p>
          </table:table-cell>
          <table:table-cell office:value-type="string" table:style-name="ce8">
            <text:p>Qmin (MVAr)</text:p>
          </table:table-cell>
          <table:table-cell office:value-type="string" table:style-name="ce8">
            <text:p>Qmax (MVAr)</text:p>
          </table:table-cell>
          <table:table-cell office:value-type="string" table:style-name="ce7">
            <text:p>R</text:p>
          </table:table-cell>
          <table:table-cell office:value-type="string" table:style-name="ce7">
            <text:p>X</text:p>
          </table:table-cell>
          <table:table-cell office:value-type="string" table:style-name="ce7">
            <text:p>P_loss</text:p>
          </table:table-cell>
          <table:table-cell office:value-type="string" table:style-name="ce7">
            <text:p>Q_loss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soc_initial</text:p>
          </table:table-cell>
          <table:table-cell office:value-type="string" table:style-name="ce7">
            <text:p>soc_min</text:p>
          </table:table-cell>
          <table:table-cell office:value-type="string" table:style-name="ce7">
            <text:p>soc_max</text:p>
          </table:table-cell>
          <table:table-cell office:value-type="string" table:style-name="ce7">
            <text:p>E_rating_min (MWh)</text:p>
          </table:table-cell>
          <table:table-cell office:value-type="string" table:style-name="ce7">
            <text:p>E_initial (MWh)</text:p>
          </table:table-cell>
          <table:table-cell office:value-type="string" table:style-name="ce2">
            <text:p>cost_a</text:p>
          </table:table-cell>
          <table:table-cell office:value-type="string" table:style-name="ce2">
            <text:p>cost_b</text:p>
          </table:table-cell>
          <table:table-cell office:value-type="string" table:style-name="ce2">
            <text:p>cost_c</text:p>
          </table:table-cell>
          <table:table-cell table:number-columns-repeated="16359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Buses.A22:Buses.I313">
          <table:sort>
            <table:sort-by table:field-number="0"/>
          </table:sort>
        </table:database-range>
        <table:database-range table:target-range-address="Lines.A22:Lines.H379">
          <table:sort>
            <table:sort-by table:field-number="0"/>
          </table:sort>
        </table:database-range>
        <table:database-range table:target-range-address="Gens.A22:Gens.K308">
          <table:sort>
            <table:sort-by table:field-number="0"/>
          </table:sort>
        </table:database-range>
        <table:database-range table:target-range-address="FL.A22:FL.C92">
          <table:sort>
            <table:sort-by table:field-number="0"/>
          </table:sort>
        </table:database-range>
        <table:database-range table:target-range-address="Transformers.A22:Transformers.K215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Andrey Churkin</dc:creator>
    <meta:creation-date>2022-08-23T13:45:08Z</meta:creation-date>
    <dc:date>2023-07-19T12:20:35Z</dc:date>
    <meta:editing-cycles>59</meta:editing-cycles>
  </office:meta>
</office:document-meta>
</file>